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200%" fo:text-indent="0.5in" style:auto-text-indent="false"/>
      <style:text-properties style:font-name="Bitstream Vera Sans" officeooo:rsid="00104fee" officeooo:paragraph-rsid="00104fee"/>
    </style:style>
    <style:style style:name="P2" style:family="paragraph" style:parent-style-name="Standard">
      <style:paragraph-properties fo:margin-left="0in" fo:margin-right="0in" fo:line-height="200%" fo:text-indent="0.5in" style:auto-text-indent="false"/>
      <style:text-properties style:font-name="Bitstream Vera Sans" officeooo:rsid="00117454" officeooo:paragraph-rsid="00117454"/>
    </style:style>
    <style:style style:name="P3" style:family="paragraph" style:parent-style-name="Standard">
      <style:paragraph-properties fo:margin-left="0in" fo:margin-right="0in" fo:line-height="200%" fo:text-indent="0.5in" style:auto-text-indent="false"/>
      <style:text-properties style:font-name="Bitstream Vera Sans" officeooo:rsid="0018d1af" officeooo:paragraph-rsid="0018d1af"/>
    </style:style>
    <style:style style:name="P4" style:family="paragraph" style:parent-style-name="Standard" style:master-page-name="">
      <style:paragraph-properties fo:margin-left="0in" fo:margin-right="0in" fo:line-height="200%" fo:text-align="center" style:justify-single-word="false" fo:text-indent="0in" style:auto-text-indent="false" style:page-number="auto"/>
      <style:text-properties style:font-name="Bitstream Vera Sans" officeooo:rsid="00104fee" officeooo:paragraph-rsid="00104fee"/>
    </style:style>
    <style:style style:name="P5" style:family="paragraph" style:parent-style-name="Standard">
      <style:paragraph-properties fo:margin-left="0in" fo:margin-right="0in" fo:line-height="200%" fo:text-indent="0.5in" style:auto-text-indent="false"/>
      <style:text-properties style:text-position="0% 100%" style:font-name="Bitstream Vera Sans" officeooo:rsid="00104fee" officeooo:paragraph-rsid="00104fee"/>
    </style:style>
    <style:style style:name="P6" style:family="paragraph" style:parent-style-name="Standard">
      <style:paragraph-properties fo:margin-left="0in" fo:margin-right="0in" fo:line-height="200%" fo:text-indent="0.5in" style:auto-text-indent="false"/>
      <style:text-properties style:text-position="0% 100%" style:font-name="Bitstream Vera Sans" officeooo:rsid="0018d1af" officeooo:paragraph-rsid="0018d1af"/>
    </style:style>
    <style:style style:name="P7" style:family="paragraph" style:parent-style-name="Standard">
      <style:paragraph-properties fo:margin-left="0in" fo:margin-right="0in" fo:line-height="200%" fo:text-indent="0.5in" style:auto-text-indent="false"/>
      <style:text-properties style:text-position="0% 100%" style:font-name="Bitstream Vera Sans" officeooo:rsid="0010ea87" officeooo:paragraph-rsid="0010ea87"/>
    </style:style>
    <style:style style:name="P8" style:family="paragraph" style:parent-style-name="Standard">
      <style:paragraph-properties fo:margin-left="0in" fo:margin-right="0in" fo:line-height="200%" fo:text-indent="0.5in" style:auto-text-indent="false"/>
      <style:text-properties style:text-position="0% 100%" style:font-name="Bitstream Vera Sans" officeooo:rsid="001a51aa" officeooo:paragraph-rsid="001a51aa"/>
    </style:style>
    <style:style style:name="P9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style:text-position="0% 100%" style:font-name="Bitstream Vera Sans" fo:font-style="normal" officeooo:rsid="00151b2d" officeooo:paragraph-rsid="00151b2d" style:font-style-asian="normal" style:font-style-complex="normal"/>
    </style:style>
    <style:style style:name="P10" style:family="paragraph" style:parent-style-name="Standard" style:master-page-name="">
      <style:paragraph-properties fo:margin-left="0.5in" fo:margin-right="0in" fo:line-height="200%" fo:text-align="start" style:justify-single-word="false" fo:text-indent="-0.5in" style:auto-text-indent="false" style:page-number="auto"/>
      <style:text-properties style:text-position="0% 100%" style:font-name="Bitstream Vera Sans" fo:font-style="normal" officeooo:rsid="0015b20a" officeooo:paragraph-rsid="0015b20a" style:font-style-asian="normal" style:font-style-complex="normal"/>
    </style:style>
    <style:style style:name="P11" style:family="paragraph" style:parent-style-name="Standard">
      <style:paragraph-properties fo:margin-left="0.5in" fo:margin-right="0in" fo:line-height="200%" fo:text-align="start" style:justify-single-word="false" fo:text-indent="-0.5in" style:auto-text-indent="false"/>
      <style:text-properties fo:font-variant="normal" fo:text-transform="none" fo:color="#000000" style:text-position="0% 100%" style:font-name="Bitstream Vera Sans" fo:font-size="12pt" fo:letter-spacing="normal" fo:font-style="normal" fo:font-weight="normal" officeooo:rsid="0015b20a" officeooo:paragraph-rsid="0015b20a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officeooo:rsid="001296cc"/>
    </style:style>
    <style:style style:name="T6" style:family="text">
      <style:text-properties style:text-position="0% 100%" officeooo:rsid="00192939"/>
    </style:style>
    <style:style style:name="T7" style:family="text">
      <style:text-properties style:font-name="Helvetica" fo:font-size="9pt"/>
    </style:style>
    <style:style style:name="T8" style:family="text">
      <style:text-properties style:font-name="Helvetica" fo:font-size="9pt" fo:font-style="italic" fo:background-color="transparent" loext:char-shading-value="0" fo:padding="0in" fo:border="none"/>
    </style:style>
    <style:style style:name="T9" style:family="text">
      <style:text-properties fo:background-color="transparent" loext:char-shading-value="0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finitions:</text:p>
      <text:p text:style-name="P1">Vertex – a vector in R<text:span text:style-name="T1">3</text:span></text:p>
      <text:p text:style-name="P5">Face – a collection of 3 or more coplanar vertices defining a polygon</text:p>
      <text:p text:style-name="P8">Texture – an image mapped onto the surface of a model</text:p>
      <text:p text:style-name="P5">Model – a collection of faces</text:p>
      <text:p text:style-name="P6">Object Space – a space that ranges from -1 to 1, in 2 or 3 dimensions.</text:p>
      <text:p text:style-name="P6">World Space – the virtual space created by the computer</text:p>
      <text:p text:style-name="P3"><text:span text:style-name="T2">Camera Space – </text:span><text:span text:style-name="T6">the projection of the 2D or 3D space onto a 2D screen</text:span></text:p>
      <text:p text:style-name="P2"><text:span text:style-name="T2">Color – either an actually color, such as red, </text:span><text:span text:style-name="T5">green</text:span><text:span text:style-name="T2">, or </text:span><text:span text:style-name="T5">blue</text:span><text:span text:style-name="T2">, or a 3-tuple</text:span></text:p>
      <text:p text:style-name="P7">Open Source – A project that is open to the public to contribute and review.</text:p>
      <text:p text:style-name="P1"><text:span text:style-name="T2">Array – a list of items; a </text:span><text:span text:style-name="T3">n * s</text:span><text:span text:style-name="T4"> size block of memory, where </text:span><text:span text:style-name="T3">n </text:span><text:span text:style-name="T4">is the number of items in the list and </text:span><text:span text:style-name="T3">s</text:span><text:span text:style-name="T4"> is the size in bytes of a single item.</text:span></text:p>
      <text:p text:style-name="P9">Works Cited</text:p>
      <text:p text:style-name="P10">Lengyel, <text:s/>Eric. <text:s/>Mathematics <text:s/>For <text:s/>3D <text:s/>Game <text:s/>Programming <text:s/>And <text:s/>Computer <text:s/>Graphics. <text:s/>Boston: <text:s/>Course Technology PTR, 2012. eBook Collection (EBSCOhost). Web. 23 Mar. 2014.</text:p>
      <text:p text:style-name="P11">"OpenGL – Tutorial." OpenGL. GitHub, Apr. 2012. Web. 23 Mar. 2014. &lt;<text:a xlink:type="simple" xlink:href="http://open.gl/">http://open.gl/</text:a>&gt;.</text:p>
      <text:p text:style-name="P11">Gortler, Steven J. <text:span text:style-name="T9">Foundations Of 3D Computer Graphics</text:span>. Cambridge, MA: MIT Press, 2012. <text:span text:style-name="T9">eBook Collection (EBSCOhost)</text:span>. Web. 23 Mar. 201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on Howard</meta:initial-creator>
    <meta:creation-date>2014-03-23T10:56:06.952863924</meta:creation-date>
    <meta:generator>LibreOffice/4.2.2.1$Linux_X86_64 LibreOffice_project/f2f45ee3880ac00d95d5e0d6d6ed11db4bb046db</meta:generator>
    <dc:date>2014-03-23T19:37:02.749134236</dc:date>
    <dc:creator>Mason Howard</dc:creator>
    <meta:editing-duration>PT4H56M55S</meta:editing-duration>
    <meta:editing-cycles>12</meta:editing-cycles>
    <meta:document-statistic meta:table-count="0" meta:image-count="0" meta:object-count="0" meta:page-count="1" meta:paragraph-count="15" meta:word-count="188" meta:character-count="1074" meta:non-whitespace-character-count="879"/>
  </office:meta>
</office:document-meta>
</file>